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9dd" officeooo:paragraph-rsid="001e69dd"/>
    </style:style>
    <style:style style:name="P2" style:family="paragraph" style:parent-style-name="Standard">
      <style:text-properties officeooo:rsid="001fcea2" officeooo:paragraph-rsid="001fcea2"/>
    </style:style>
    <style:style style:name="P3" style:family="paragraph" style:parent-style-name="Standard">
      <style:text-properties officeooo:rsid="0020d246" officeooo:paragraph-rsid="0020d246"/>
    </style:style>
    <style:style style:name="P4" style:family="paragraph" style:parent-style-name="Segundo_20_título_20_2">
      <style:text-properties officeooo:paragraph-rsid="002acce4"/>
    </style:style>
    <style:style style:name="P5" style:family="paragraph" style:parent-style-name="Segundo_20_título_20_2">
      <style:text-properties style:text-underline-style="solid" style:text-underline-type="double" style:text-underline-width="auto" style:text-underline-color="font-color"/>
    </style:style>
    <style:style style:name="P6" style:family="paragraph" style:parent-style-name="Text_20_body">
      <style:text-properties officeooo:paragraph-rsid="00293288"/>
    </style:style>
    <style:style style:name="P7" style:family="paragraph" style:parent-style-name="Text_20_body">
      <style:text-properties officeooo:paragraph-rsid="002acce4"/>
    </style:style>
    <style:style style:name="P8" style:family="paragraph" style:parent-style-name="Text_20_body">
      <style:text-properties officeooo:rsid="001fcea2" officeooo:paragraph-rsid="002acce4"/>
    </style:style>
    <style:style style:name="P9" style:family="paragraph" style:parent-style-name="Text_20_body">
      <style:text-properties officeooo:rsid="001fcea2" officeooo:paragraph-rsid="002d9483"/>
    </style:style>
    <style:style style:name="P10" style:family="paragraph" style:parent-style-name="Text_20_body">
      <style:text-properties officeooo:rsid="002b7b4c" officeooo:paragraph-rsid="002b7b4c"/>
    </style:style>
    <style:style style:name="P11" style:family="paragraph" style:parent-style-name="Text_20_body">
      <style:text-properties officeooo:paragraph-rsid="002d9483"/>
    </style:style>
    <style:style style:name="P12" style:family="paragraph" style:parent-style-name="Text_20_body">
      <style:text-properties officeooo:paragraph-rsid="002f90e6"/>
    </style:style>
    <style:style style:name="P13" style:family="paragraph" style:parent-style-name="Text_20_body">
      <style:text-properties officeooo:rsid="002fd662" officeooo:paragraph-rsid="002fd662"/>
    </style:style>
    <style:style style:name="P14" style:family="paragraph" style:parent-style-name="Text_20_body">
      <style:text-properties officeooo:paragraph-rsid="0030d959"/>
    </style:style>
    <style:style style:name="T1" style:family="text">
      <style:text-properties officeooo:rsid="001fcea2"/>
    </style:style>
    <style:style style:name="T2" style:family="text">
      <style:text-properties officeooo:rsid="0020d246"/>
    </style:style>
    <style:style style:name="T3" style:family="text">
      <style:text-properties fo:color="#f10d0c" style:font-name="Liberation Sans" fo:font-size="12pt" officeooo:rsid="00247b43" style:font-size-asian="12pt" style:font-size-complex="12pt"/>
    </style:style>
    <style:style style:name="T4" style:family="text">
      <style:text-properties fo:color="#f10d0c" style:font-name="Liberation Sans" fo:font-size="12pt" officeooo:rsid="0030d959" style:font-size-asian="12pt" style:font-size-complex="12pt"/>
    </style:style>
    <style:style style:name="T5" style:family="text">
      <style:text-properties fo:color="#f10d0c" style:font-name="Liberation Sans" fo:font-size="12pt" officeooo:rsid="00251ade"/>
    </style:style>
    <style:style style:name="T6" style:family="text">
      <style:text-properties fo:color="#f10d0c" style:text-position="super 58%" style:font-name="Liberation Sans" fo:font-size="7.5pt" officeooo:rsid="00251ade"/>
    </style:style>
    <style:style style:name="T7" style:family="text">
      <style:text-properties fo:color="#f10d0c" style:text-position="0% 100%" style:font-name="Liberation Sans" fo:font-size="12pt" officeooo:rsid="0026ccc3" style:font-size-asian="12pt" style:font-size-complex="12pt"/>
    </style:style>
    <style:style style:name="T8" style:family="text">
      <style:text-properties style:text-position="0% 100%" style:font-name="Liberation Sans" fo:font-size="12pt" style:font-size-asian="12pt" style:font-size-complex="12pt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officeooo:rsid="00247b43" style:font-size-asian="12pt" style:font-size-complex="12pt"/>
    </style:style>
    <style:style style:name="T11" style:family="text">
      <style:text-properties style:font-name="Liberation Sans" fo:font-size="12pt" officeooo:rsid="002452f0" style:font-size-asian="12pt" style:font-size-complex="12pt"/>
    </style:style>
    <style:style style:name="T12" style:family="text">
      <style:text-properties style:font-name="Liberation Sans" fo:font-size="12pt" officeooo:rsid="00248998" style:font-size-asian="12pt" style:font-size-complex="12pt"/>
    </style:style>
    <style:style style:name="T13" style:family="text">
      <style:text-properties style:font-name="Liberation Sans" fo:font-size="12pt" officeooo:rsid="00251ade" style:font-size-asian="12pt" style:font-size-complex="12pt"/>
    </style:style>
    <style:style style:name="T14" style:family="text">
      <style:text-properties style:font-name="Liberation Sans" fo:font-size="12pt" officeooo:rsid="00256f35" style:font-size-asian="12pt" style:font-size-complex="12pt"/>
    </style:style>
    <style:style style:name="T15" style:family="text">
      <style:text-properties style:font-name="Liberation Sans" fo:font-size="12pt" officeooo:rsid="0030d959" style:font-size-asian="12pt" style:font-size-complex="12pt"/>
    </style:style>
    <style:style style:name="T16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Liberation Sans" fo:font-size="12pt" fo:font-style="italic" officeooo:rsid="002452f0" style:font-size-asian="12pt" style:font-style-asian="italic" style:font-size-complex="12pt" style:font-style-complex="italic"/>
    </style:style>
    <style:style style:name="T18" style:family="text">
      <style:text-properties style:font-name="Liberation Sans" fo:font-size="12pt" fo:font-style="italic" officeooo:rsid="0030d959" style:font-size-asian="12pt" style:font-style-asian="italic" style:font-size-complex="12pt" style:font-style-complex="italic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officeooo:rsid="00251ade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30d959" style:font-size-asian="12pt" style:font-size-complex="12pt"/>
    </style:style>
    <style:style style:name="T23" style:family="text">
      <style:text-properties style:font-name="Liberation Sans" fo:font-size="9.75pt" style:font-size-asian="12pt" style:font-size-complex="12pt"/>
    </style:style>
    <style:style style:name="T24" style:family="text">
      <style:text-properties style:font-name="sans-serif" fo:font-size="9.75pt" style:font-size-asian="12pt" style:font-size-complex="12pt"/>
    </style:style>
    <style:style style:name="T25" style:family="text">
      <style:text-properties fo:color="#000000" style:text-position="0% 100%" style:font-name="Liberation Sans" fo:font-size="7.5pt" officeooo:rsid="00251ade"/>
    </style:style>
    <style:style style:name="T26" style:family="text">
      <style:text-properties fo:color="#000000" style:text-position="0% 100%" style:font-name="Liberation Sans" fo:font-size="12pt" officeooo:rsid="00256f35" style:font-size-asian="10.5pt" style:font-size-complex="12pt"/>
    </style:style>
    <style:style style:name="T27" style:family="text">
      <style:text-properties fo:color="#000000" style:text-position="0% 100%" style:font-name="Liberation Sans" fo:font-size="12pt" officeooo:rsid="0026ccc3" style:font-size-asian="10.5pt" style:font-size-complex="12pt"/>
    </style:style>
    <style:style style:name="T28" style:family="text">
      <style:text-properties fo:color="#000000" style:text-position="0% 100%" style:font-name="Liberation Sans" fo:font-size="12pt" officeooo:rsid="00256f35" style:font-size-asian="12pt" style:font-size-complex="12pt"/>
    </style:style>
    <style:style style:name="T29" style:family="text">
      <style:text-properties fo:color="#000000" style:text-position="0% 100%" style:font-name="Liberation Sans" fo:font-size="12pt" officeooo:rsid="0026ccc3" style:font-size-asian="12pt" style:font-size-complex="12pt"/>
    </style:style>
    <style:style style:name="T30" style:family="text">
      <style:text-properties fo:color="#000000" style:text-position="0% 100%" style:font-name="Liberation Sans" fo:font-size="12pt" officeooo:rsid="00321b86" style:font-size-asian="12pt" style:font-size-complex="12pt"/>
    </style:style>
    <style:style style:name="T31" style:family="text">
      <style:text-properties fo:color="#000000" style:text-position="0% 100%" style:font-name="Liberation Sans" fo:font-size="12pt" fo:font-style="normal" officeooo:rsid="0026ccc3" style:font-size-asian="12pt" style:font-style-asian="normal" style:font-size-complex="12pt" style:font-style-complex="normal"/>
    </style:style>
    <style:style style:name="T32" style:family="text">
      <style:text-properties fo:color="#000000" style:text-position="0% 100%" style:font-name="Liberation Sans" fo:font-size="12pt" style:font-size-asian="12pt" style:font-size-complex="12pt"/>
    </style:style>
    <style:style style:name="T33" style:family="text">
      <style:text-properties fo:color="#000000" style:text-position="0% 100%" style:font-name="Liberation Sans" fo:font-size="12pt" officeooo:rsid="0026ccc3" style:font-size-asian="12pt" style:font-size-complex="12pt"/>
    </style:style>
    <style:style style:name="T34" style:family="text">
      <style:text-properties fo:color="#000000" style:text-position="0% 100%" style:font-name="Liberation Sans" fo:font-size="12pt" officeooo:rsid="002784c8" style:font-size-asian="12pt" style:font-size-complex="12pt"/>
    </style:style>
    <style:style style:name="T35" style:family="text">
      <style:text-properties fo:color="#000000" style:text-position="0% 100%" style:font-name="Liberation Sans" fo:font-size="12pt" officeooo:rsid="00293288" style:font-size-asian="12pt" style:font-size-complex="12pt"/>
    </style:style>
    <style:style style:name="T36" style:family="text">
      <style:text-properties fo:color="#000000" style:text-position="0% 100%" style:font-name="Liberation Sans" fo:font-size="12pt" officeooo:rsid="002acce4" style:font-size-asian="12pt" style:font-size-complex="12pt"/>
    </style:style>
    <style:style style:name="T37" style:family="text">
      <style:text-properties fo:color="#000000" style:text-position="0% 100%" style:font-name="Liberation Sans" fo:font-size="12pt" officeooo:rsid="002c7a84" style:font-size-asian="12pt" style:font-size-complex="12pt"/>
    </style:style>
    <style:style style:name="T38" style:family="text">
      <style:text-properties fo:color="#000000" style:text-position="0% 100%" style:font-name="Liberation Sans" fo:font-size="12pt" officeooo:rsid="002d57cb" style:font-size-asian="12pt" style:font-size-complex="12pt"/>
    </style:style>
    <style:style style:name="T39" style:family="text">
      <style:text-properties fo:color="#000000" style:text-position="0% 100%" style:font-name="Liberation Sans" fo:font-size="12pt" officeooo:rsid="002d9483" style:font-size-asian="12pt" style:font-size-complex="12pt"/>
    </style:style>
    <style:style style:name="T40" style:family="text">
      <style:text-properties fo:color="#000000" style:text-position="0% 100%" style:font-name="Liberation Sans" fo:font-size="12pt" officeooo:rsid="002f90e6" style:font-size-asian="12pt" style:font-size-complex="12pt"/>
    </style:style>
    <style:style style:name="T41" style:family="text">
      <style:text-properties fo:color="#000000" style:text-position="0% 100%" style:font-name="Liberation Sans" fo:font-size="12pt" officeooo:rsid="0030d959" style:font-size-asian="12pt" style:font-size-complex="12pt"/>
    </style:style>
    <style:style style:name="T42" style:family="text">
      <style:text-properties fo:color="#000000" style:text-position="0% 100%" style:font-name="Liberation Sans" fo:font-size="12pt" officeooo:rsid="00321b86" style:font-size-asian="12pt" style:font-size-complex="12pt"/>
    </style:style>
    <style:style style:name="T43" style:family="text">
      <style:text-properties fo:color="#000000" style:text-position="0% 100%" style:font-name="sans-serif" fo:font-size="10.5pt" officeooo:rsid="0026ccc3" style:font-size-asian="12pt" style:font-size-complex="12pt"/>
    </style:style>
    <style:style style:name="T44" style:family="text">
      <style:text-properties fo:color="#000000" style:text-position="0% 100%" style:font-name="sans-serif" fo:font-size="10.5pt" officeooo:rsid="002f90e6" style:font-size-asian="12pt" style:font-size-complex="12pt"/>
    </style:style>
    <style:style style:name="T45" style:family="text">
      <style:text-properties fo:color="#000000" style:text-position="0% 100%" style:font-name="sans-serif" fo:font-size="10.5pt" officeooo:rsid="002fd662" style:font-size-asian="12pt" style:font-size-complex="12pt"/>
    </style:style>
    <style:style style:name="T46" style:family="text">
      <style:text-properties style:font-name="serif" fo:font-size="9.75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/>
      <text:h text:style-name="Heading_20_1" text:outline-level="1">Materials and Methods</text:h>
      <text:p text:style-name="P2"/>
      <text:h text:style-name="P5" text:outline-level="2">Algal Material, Growth Conditions, and Sample Collection</text:h>
      <text:p text:style-name="Standard"/>
      <text:p text:style-name="P14"><text:bookmark text:name="page119R_mcid38"/><text:span text:style-name="T17">Ostreococcus tauri</text:span><text:span text:style-name="T9"> was obtained from *</text:span><text:span text:style-name="T3">no se donde</text:span><text:span text:style-name="T10">*</text:span><text:span text:style-name="T9">. </text:span><text:span text:style-name="T15">F</text:span><text:span text:style-name="T9">ilter sterilized </text:span><text:span text:style-name="T15">(0.2</text:span><text:span text:style-name="T29">μ</text:span><text:span text:style-name="T41">m)</text:span><text:span text:style-name="T15"> </text:span><text:span text:style-name="T9">Acaryochloris Marina Medium </text:span><text:span text:style-name="T10">(MAM)</text:span><text:span text:style-name="T9"> </text:span><text:span text:style-name="T10">based in </text:span><text:span text:style-name="T15">autoclaved </text:span><text:span text:style-name="T10">artificial see water</text:span><text:span text:style-name="T9"> (ASW) </text:span><text:span text:style-name="T8">(KESTER et al., 1967)</text:span><text:span text:style-name="T9">⁠ </text:span><text:span text:style-name="T14">were used as growing medium</text:span><text:span text:style-name="T9">. A complete list of media components and concentrations needed to </text:span><text:span text:style-name="T15">grow</text:span><text:span text:style-name="T9"> </text:span><text:span text:style-name="T16">O</text:span><text:span text:style-name="T18">streococcus</text:span><text:span text:style-name="T16"> tauri</text:span><text:span text:style-name="T9"> can be found in supplementary material </text:span><text:span text:style-name="T4">(TABLE)</text:span><text:span text:style-name="T15">.</text:span><text:span text:style-name="T9"> Cells </text:span><text:span text:style-name="T11">w</text:span><text:span text:style-name="T9">ere grown </text:span><text:span text:style-name="T12">in photobiorreactors under continuous regime and neumatic agitation (bubbled with air supplemented with 1% (v/v) CO2 as carbon source).</text:span><text:span text:style-name="T9"> </text:span><text:span text:style-name="T13">C</text:span><text:span text:style-name="T9">ultur</text:span><text:span text:style-name="T13">e </text:span><text:span text:style-name="T9">growth </text:span><text:span text:style-name="T13">conditions </text:span><text:span text:style-name="T9">were comput</text:span><text:span text:style-name="T13">ationally </text:span><text:span text:style-name="T9">controlled: </text:span><text:span text:style-name="T14">t</text:span><text:span text:style-name="T13">emperature was set at 20ºC, pH </text:span><text:span text:style-name="T14">at </text:span><text:span text:style-name="T13">8</text:span><text:span text:style-name="T14"> and</text:span><text:span text:style-name="T13"> </text:span><text:span text:style-name="T19">fresh feed flo</text:span><text:span text:style-name="T20">w rate (dilution rate) at </text:span><text:span text:style-name="T5">0.4d</text:span><text:span text:style-name="T6">-1 </text:span><text:span text:style-name="T25">. </text:span><text:span text:style-name="T26">Moreover, </text:span><text:span text:style-name="T27">l</text:span><text:span text:style-name="T29">ight were gradually increased until an irradiance of </text:span><text:span text:style-name="T29">1500 μE m−2 s−1 during the hours of </text:span><text:span text:style-name="T30">day</text:span><text:span text:style-name="T29">light </text:span><text:span text:style-name="T34">that </text:span><text:span text:style-name="T29">correspond</text:span><text:span text:style-name="T34">s</text:span><text:span text:style-name="T29"> to each simulated photoperiod</text:span><text:span text:style-name="T26">.</text:span><text:span text:style-name="T28"> </text:span><text:span text:style-name="T31">Long day</text:span><text:span text:style-name="T29"> light regimen consists of 16h of </text:span><text:span text:style-name="T30">l</text:span><text:span text:style-name="T29">ight and 8h of dark</text:span><text:span text:style-name="T30">ness</text:span><text:span text:style-name="T29">, while short day light regimen consists of 8h of light and 16h of dark</text:span><text:span text:style-name="T30">ness</text:span><text:span text:style-name="T29">.</text:span></text:p>
      <text:p text:style-name="P6"><text:span text:style-name="T29">Cultures at exponential phase with </text:span><text:span text:style-name="T7">45 μg/mL </text:span><text:span text:style-name="T29">chlorophyll content were used in our experiments. Cells were collected by centrifugation at 3500 × g for 5 min at 4◦C. </text:span></text:p>
      <text:p text:style-name="P10"><text:span text:style-name="T29">(</text:span><text:span text:style-name="T32">deberia hablar de como hemos cultivado el caso de estudio de haematococcus?)</text:span></text:p>
      <text:p text:style-name="P13"><text:span text:style-name="T32">(tengo que mencionar las replicas que he hecho? O será obvio con el PCA?)</text:span></text:p>
      <text:p text:style-name="Segundo_20_título_20_2">RNA-Seq Data Generation and Processing</text:p>
      <text:p text:style-name="P7"><text:span text:style-name="T29">Cell pellets </text:span><text:span text:style-name="T35">used for RNA extraction</text:span><text:span text:style-name="T29"> were washed with PBS, flash frozen with liquid Nitrogen and stored at −80◦C. </text:span></text:p>
      <text:p text:style-name="Segundo_20_título_20_2">SWATH proteomics Data Generation and Processing</text:p>
      <text:p text:style-name="P11"><text:span text:style-name="T29">Cell pellets </text:span><text:span text:style-name="T37">(60-90mg)</text:span><text:span text:style-name="T29"> </text:span><text:span text:style-name="T35">used for </text:span><text:span text:style-name="T36">protein</text:span><text:span text:style-name="T35"> extraction</text:span><text:span text:style-name="T29"> were washed with PBS, flash frozen with liquid Nitrogen and stored at −80◦C. </text:span><text:span text:style-name="T38">For cell disruption, </text:span><text:span text:style-name="T37">1 L of Trizol, </text:span><text:span text:style-name="T39">100</text:span><text:span text:style-name="T37">μL of sterile </text:span><text:span text:style-name="T39">glass</text:span><text:span text:style-name="T37"> beads </text:span><text:span text:style-name="T38">(0.200 - 400</text:span><text:span text:style-name="T37"> </text:span><text:bookmark text:name="page1092R_mcid3"/><text:span text:style-name="T37">μ</text:span><text:bookmark text:name="page1092R_mcid4"/><text:span text:style-name="T38">m) and 40</text:span><text:span text:style-name="T37">μ</text:span><text:span text:style-name="T38">L</text:span><text:span text:style-name="T37"> </text:span><text:span text:style-name="T39">of PIC (25x)</text:span><text:span text:style-name="T38"> </text:span><text:span text:style-name="T37">were directly applied onto frozen pellets followed by </text:span><text:span text:style-name="T38">3 disruption cycle</text:span><text:span text:style-name="T39">s (60s agitation-60s incubation on ice)</text:span><text:span text:style-name="T38"> </text:span><text:span text:style-name="T37">using a Mini-Beadbeater (BioSpec Products</text:span><text:span text:style-name="T38">). </text:span></text:p>
      <text:p text:style-name="P12"><text:span text:style-name="T38">P</text:span><text:span text:style-name="T39">roteins were extracted using TRI Reagent (Sigma-Aldrich), according to the manufacturer’s instructions. </text:span><text:span text:style-name="T40">The resulting proteins pellets were washed with 2mL of </text:span><text:span text:style-name="T43">guanidin</text:span><text:span text:style-name="T44">e solution </text:span><text:span text:style-name="T43">0.3M </text:span><text:span text:style-name="T44">in</text:span><text:span text:style-name="T43"> 95% EtOH. </text:span><text:span text:style-name="T44">They were</text:span><text:span text:style-name="T43"> </text:span><text:span text:style-name="T44">resuspended by 10min of sonication cycles (30s sonication-30s of incubating at 4ºC) and then centrifugated at 4ºC during 5min at 8000 x g. Th</text:span><text:span text:style-name="T45">is</text:span><text:span text:style-name="T44"> washing process was repeated twice, followed by </text:span><text:span text:style-name="T45">two additional repetitions using 90% EtOH instead of the guanidine solution.</text:span></text:p>
      <text:p text:style-name="P9"><text:span text:style-name="T43"/></text:p>
      <text:p text:style-name="Segundo_20_título_20_2"><text:soft-page-break/>Cell cytometry data Generation and Processing</text:p>
      <text:p text:style-name="P8"><text:span text:style-name="T29">Cell pellets </text:span><text:span text:style-name="T35">used for </text:span><text:span text:style-name="T36">cell cytometry</text:span><text:span text:style-name="T35"> </text:span><text:span text:style-name="T36">analysis</text:span><text:span text:style-name="T29"> were washed with PBS </text:span><text:span text:style-name="T36">and...</text:span></text:p>
      <text:p text:style-name="Segundo_20_título_20_2">Pulse-Amplitude-Modulation Fluorometry</text:p>
      <text:p text:style-name="P4">Starch Content Data Generation and Processing</text:p>
      <text:p text:style-name="Segundo_20_título_20_2"><text:line-break/>Carotenoid Content Data Generation and Processing</text:p>
      <text:p text:style-name="Segundo_20_título_20_2"><text:line-break/>Rhythmic Patterns Detection and Characterization</text:p>
      <text:p text:style-name="P2"/>
      <text:p text:style-name="P3">(9 de Mayo)</text:p>
      <text:p text:style-name="P2"/>
      <text:p text:style-name="P2">Hypothesis and Objetives</text:p>
      <text:p text:style-name="P2"/>
      <text:p text:style-name="P1"/>
      <text:p text:style-name="P2">Results</text:p>
      <text:p text:style-name="P1">Chapter 1. <text:s/><text:span text:style-name="T2">(30 - 40)</text:span><text:line-break/>AlgaeFUN with MARACAS</text:p>
      <text:p text:style-name="P1">Chlorophyta</text:p>
      <text:p text:style-name="P1">Tabla con las características genómicas y fisiológicas. </text:p>
      <text:p text:style-name="P1"/>
      <text:p text:style-name="P1">C<text:span text:style-name="T1">hapter 2. </text:span></text:p>
      <text:p text:style-name="P2">Paper de Haematococcus. </text:p>
      <text:p text:style-name="P2"/>
      <text:p text:style-name="P3">(23 de Mayo)</text:p>
      <text:p text:style-name="P2"/>
      <text:p text:style-name="P2">Chapter 3. </text:p>
      <text:p text:style-name="P3">Transcriptomics diurnal/seasonal. </text:p>
      <text:p text:style-name="P3"/>
      <text:p text:style-name="P3">Chapter 4. </text:p>
      <text:p text:style-name="P3">Proteomics diurnal/seanol. </text:p>
      <text:p text:style-name="P3"/>
      <text:p text:style-name="P3">Chapter 5. </text:p>
      <text:p text:style-name="P3">Physiological. Integration</text:p>
      <text:p text:style-name="P3"/>
      <text:p text:style-name="P3">Discussions</text:p>
      <text:p text:style-name="P3"/>
      <text:p text:style-name="P3">Results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egundo_20_título_20_2" style:display-name="Segundo título 2" style:family="paragraph" style:parent-style-name="Heading_20_2" style:default-outline-level="" style:list-style-name="">
      <style:text-properties style:font-name="Liberation Serif" fo:font-family="'Liberation Serif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50:23.964719485</meta:creation-date>
    <dc:date>2022-05-02T16:39:16.889344937</dc:date>
    <meta:editing-duration>PT28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59" meta:character-count="3050" meta:non-whitespace-character-count="2613"/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